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i mathvariant="normal">Σ</mi>
                  <msub>
                    <mi>F</mi>
                    <mi>x</mi>
                  </msub>
                  <mi mathvariant="normal">:</mi>
                  <mphantom>
                    <mtext>%</mtext>
                  </mphantom>
                  <mrow>
                    <mrow>
                      <mi>P</mi>
                      <mo stretchy="false">−</mo>
                      <msub>
                        <mi>R</mi>
                        <mi mathvariant="italic">Bx</mi>
                      </msub>
                      <mo stretchy="false">−</mo>
                      <msub>
                        <mi>B</mi>
                        <mi>x</mi>
                      </msub>
                    </mrow>
                    <mo stretchy="false">=</mo>
                    <msubsup>
                      <mi mathvariant="italic">ma</mi>
                      <mi mathvariant="italic">cm</mi>
                      <mi>x</mi>
                    </msubsup>
                  </mrow>
                </mrow>
              </mtd>
            </mtr>
            <mtr>
              <mtd>
                <mrow>
                  <mi mathvariant="normal">Σ</mi>
                  <msub>
                    <mi>F</mi>
                    <mi>y</mi>
                  </msub>
                  <mi mathvariant="normal">:</mi>
                  <mphantom>
                    <mtext>%</mtext>
                  </mphantom>
                  <mrow>
                    <mrow>
                      <msub>
                        <mi>R</mi>
                        <mi>A</mi>
                      </msub>
                      <mo stretchy="false">−</mo>
                      <msub>
                        <mi>R</mi>
                        <mi mathvariant="italic">By</mi>
                      </msub>
                      <mo stretchy="false">+</mo>
                      <msub>
                        <mi>B</mi>
                        <mi>y</mi>
                      </msub>
                    </mrow>
                    <mo stretchy="false">=</mo>
                    <msubsup>
                      <mi mathvariant="italic">ma</mi>
                      <mi mathvariant="italic">cm</mi>
                      <mi>y</mi>
                    </msubsup>
                  </mrow>
                </mrow>
              </mtd>
            </mtr>
            <mtr>
              <mtd>
                <mrow>
                  <mi mathvariant="normal">Σ</mi>
                  <msub>
                    <mi>M</mi>
                    <mi>A</mi>
                  </msub>
                  <mi mathvariant="normal">:</mi>
                  <mphantom>
                    <mtext>%</mtext>
                  </mphantom>
                  <msub>
                    <mi>l</mi>
                    <mn>1</mn>
                  </msub>
                  <mi>sin</mi>
                  <msub>
                    <mi>φ</mi>
                    <mn>1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sub>
                      <mi>R</mi>
                      <mi mathvariant="italic">Bx</mi>
                    </msub>
                    <mo stretchy="false">−</mo>
                    <msub>
                      <mi>l</mi>
                      <mn>1</mn>
                    </msub>
                  </mrow>
                  <mi>cos</mi>
                  <msub>
                    <mi>φ</mi>
                    <mn>1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sub>
                      <mi>R</mi>
                      <mi mathvariant="italic">By</mi>
                    </msub>
                    <mo stretchy="false">+</mo>
                    <msub>
                      <mi>l</mi>
                      <mi mathvariant="italic">Acm</mi>
                    </msub>
                  </mrow>
                  <mrow>
                    <msub>
                      <mi>B</mi>
                      <mi>t</mi>
                    </msub>
                    <mo stretchy="false">=</mo>
                    <mi>I</mi>
                  </mrow>
                  <mover accent="true">
                    <msub>
                      <mi>φ</mi>
                      <mn>1</mn>
                    </msub>
                    <mo stretchy="false">¨</mo>
                  </mover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td>
            </mtr>
          </mtable>
        </mrow>
      </mrow>
      <mphantom>
        <mi mathvariant="italic">aaaaaa</mi>
      </mphantom>
      <mo stretchy="false">⇒</mo>
      <mphantom>
        <mi mathvariant="italic">aaaaaa</mi>
      </mphantom>
      <mrow>
        <mo fence="true" stretchy="true">{</mo>
        <mrow>
          <mtable>
            <mtr>
              <mtd>
                <mi>a</mi>
              </mtd>
            </mtr>
          </mtable>
        </mrow>
      </mrow>
    </mrow>
    <annotation encoding="StarMath 5.0">left lbrace 
alignl
stack { 
%SIGMA F_x : phantom % P - R_Bx - B_x= ma_cm^x#
%SIGMA F_y : phantom % R_A - R_By + B_y= ma_cm^y#
%SIGMA M_A : phantom % l_1 sin %varphi_1( t ) R_Bx - l_1 cos %varphi_1( t ) R_By +  l_Acm B_t= I ddot %varphi_1( t )
 }

right none

phantom aaaaaa  drarrow phantom aaaaaa

left lbrace 
alignl
stack { 
a
 }

right no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2:58:41.644000000</meta:creation-date>
    <dc:date>2017-11-01T13:03:12.622000000</dc:date>
    <meta:editing-duration>PT4M30S</meta:editing-duration>
    <meta:editing-cycles>3</meta:editing-cycles>
    <meta:generator>LibreOffice/5.4.1.2$Windows_X86_64 LibreOffice_project/ea7cb86e6eeb2bf3a5af73a8f7777ac570321527</meta:generator>
  </office:meta>
</office:document-meta>
</file>